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GB1" svg:font-family="'AR PL KaitiM GB'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默认_5f_1">
      <style:graphic-properties draw:stroke="none" draw:fill="non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5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12pt" style:font-size-asian="12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45cm" svg:height="15.079cm" svg:x="-1.845cm" svg:y="0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52cm" svg:height="10.461cm" svg:x="3.81cm" svg:y="2.121cm" draw:page-number="1" presentation:class="page"/>
          <draw:frame presentation:style-name="pr1" draw:text-style-name="P2" draw:layer="layout" svg:width="17.255cm" svg:height="12.555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KaitiM GB1" svg:font-family="'AR PL KaitiM GB'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KaitiM GB1" style:font-family-asian="'AR PL KaitiM GB'" style:font-pitch-asian="variable" style:font-size-asian="18pt" style:font-style-asian="normal" style:font-weight-asian="normal" style:font-name-complex="AR PL KaitiM GB1" style:font-family-complex="'AR PL KaitiM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85cm" fo:margin-bottom="0cm" fo:text-indent="0cm"/>
      <style:text-properties fo:font-size="20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14cm" fo:margin-bottom="0cm" fo:text-indent="0cm"/>
      <style:text-properties fo:font-size="17.2000007629395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2cm" fo:margin-bottom="0cm" fo:text-indent="0cm"/>
      <style:text-properties fo:font-size="14.3000001907349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KaitiM GB1" style:font-family-asian="'AR PL KaitiM GB'" style:font-pitch-asian="variable" style:font-size-asian="18pt" style:font-style-asian="normal" style:font-weight-asian="normal" style:font-name-complex="AR PL KaitiM GB1" style:font-family-complex="'AR PL KaitiM GB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679cm" fo:margin-right="0cm" fo:margin-top="0cm" fo:margin-bottom="0.358cm" fo:line-height="93%" fo:text-align="start" fo:text-indent="-0.679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2.8999996185303pt" fo:font-style="normal" fo:text-shadow="none" style:text-underline-style="none" fo:font-weight="normal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472cm" fo:margin-right="0cm" fo:margin-top="0cm" fo:margin-bottom="0.286cm" fo:line-height="93%" fo:text-align="start" fo:text-indent="-0.565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267cm" fo:margin-right="0cm" fo:margin-top="0cm" fo:margin-bottom="0.213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7.2000007629395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173cm" fo:margin-right="0cm" fo:margin-top="0cm" fo:margin-bottom="0.144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1.3999996185303pt" fo:font-style="normal" fo:text-shadow="none" style:text-underline-style="none" fo:font-weight="normal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style:font-name="Times New Roman" fo:font-size="14pt" fo:language="de" fo:country="DE" style:font-name-asian="DejaVu Sans" style:font-size-asian="14pt" style:font-name-complex="DejaVu Sans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868cm" svg:x="1cm" svg:y="3.338cm"/>
      <draw:page-thumbnail draw:layer="backgroundobjects" svg:width="8.999cm" svg:height="5.868cm" svg:x="1cm" svg:y="11.914cm"/>
      <draw:page-thumbnail draw:layer="backgroundobjects" svg:width="8.999cm" svg:height="5.868cm" svg:x="1cm" svg:y="20.49cm"/>
      <draw:page-thumbnail draw:layer="backgroundobjects" svg:width="8.999cm" svg:height="5.868cm" svg:x="11cm" svg:y="3.338cm"/>
      <draw:page-thumbnail draw:layer="backgroundobjects" svg:width="8.999cm" svg:height="5.868cm" svg:x="11cm" svg:y="11.914cm"/>
      <draw:page-thumbnail draw:layer="backgroundobjects" svg:width="8.999cm" svg:height="5.868cm" svg:x="11cm" svg:y="20.49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0.699cm" svg:height="2.504cm" svg:x="1.15cm" svg:y="0.597cm" presentation:class="title" presentation:placeholder="true">
        <draw:text-box/>
      </draw:frame>
      <draw:frame presentation:style-name="默认-outline1" draw:layer="backgroundobjects" svg:width="20.699cm" svg:height="8.699cm" svg:x="1.15cm" svg:y="3.51cm" presentation:class="outline" presentation:placeholder="true">
        <draw:text-box/>
      </draw:frame>
      <draw:frame presentation:style-name="Mpr1" draw:text-style-name="MP2" draw:layer="backgroundobjects" svg:width="5.358cm" svg:height="1.034cm" svg:x="1.15cm" svg:y="13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29cm" svg:height="1.034cm" svg:x="7.866cm" svg:y="13.6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58cm" svg:height="1.034cm" svg:x="16.491cm" svg:y="13.665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0.683cm" svg:height="2.492cm" svg:x="1.145cm" svg:y="0.598cm" presentation:class="title" presentation:placeholder="true">
        <draw:text-box/>
      </draw:frame>
      <draw:frame presentation:style-name="Default-outline1" draw:layer="backgroundobjects" svg:width="20.223cm" svg:height="8.7cm" svg:x="1.145cm" svg:y="3.508cm" presentation:class="outline" presentation:placeholder="true">
        <draw:text-box/>
      </draw:frame>
      <draw:frame presentation:style-name="Mpr4" draw:text-style-name="MP7" draw:layer="backgroundobjects" svg:width="5.343cm" svg:height="1.021cm" svg:x="1.146cm" svg:y="13.662cm" presentation:class="date-time">
        <draw:text-box>
          <text:list text:style-name="ML3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4" draw:text-style-name="MP7" draw:layer="backgroundobjects" svg:width="7.277cm" svg:height="1.021cm" svg:x="7.866cm" svg:y="13.662cm" presentation:class="footer">
        <draw:text-box>
          <text:list text:style-name="ML3">
            <text:list-header>
              <text:p><text:span text:style-name="MT2"><presentation:footer/></text:span></text:p>
            </text:list-header>
          </text:list>
        </draw:text-box>
      </draw:frame>
      <draw:frame presentation:style-name="Mpr4" draw:text-style-name="MP7" draw:layer="backgroundobjects" svg:width="5.343cm" svg:height="1.021cm" svg:x="16.491cm" svg:y="13.662cm" presentation:class="page-number">
        <draw:text-box>
          <text:list text:style-name="ML3">
            <text:list-header>
              <text:p><text:span text:style-name="MT2"><text:page-number>&lt;编号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1cm" svg:x="-0.001cm" svg:y="0cm" presentation:class="header">
          <draw:text-box>
            <text:list text:style-name="ML3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1cm" svg:x="12.218cm" svg:y="0cm" presentation:class="date-time">
          <draw:text-box>
            <text:list text:style-name="ML3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1cm" svg:x="-0.001cm" svg:y="26.541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1cm" svg:x="12.218cm" svg:y="26.541cm" presentation:class="page-number">
          <draw:text-box>
            <text:list text:style-name="ML3">
              <text:list-header>
                <text:p text:style-name="MP12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1:18:10.941000000</meta:creation-date>
    <dc:date>2016-07-15T11:24:29.804000000</dc:date>
    <meta:editing-duration>PT5M7S</meta:editing-duration>
    <meta:editing-cycles>2</meta:editing-cycles>
    <meta:generator>LibreOffice/4.4.4.3$Windows_x86 LibreOffice_project/2c39ebcf046445232b798108aa8a7e7d89552ea8</meta:generator>
    <meta:document-statistic meta:object-count="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0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6.5cm" svg:x="-2.1cm" svg:y="8.5cm">
          <text:p text:style-name="P1"><text:span text:style-name="T1">Target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78cm" svg:height="5.8cm" svg:x="-1.578cm" svg:y="0.9cm">
          <text:p text:style-name="P1"><text:span text:style-name="T1"/></text:p>
          <text:p text:style-name="P1"><text:span text:style-name="T1"/></text:p>
          <text:p text:style-name="P1"><text:span text:style-name="T1">Source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9cm" svg:height="1.6cm" svg:x="2.81cm" svg:y="4.9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6.81cm" svg:y="4.9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11cm" svg:y="4.9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4.91cm" svg:y="4.9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21cm" svg:y="2.2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31cm" svg:y1="7.9cm" svg:x2="20.4cm" svg:y2="7.9cm">
          <text:p><text:span text:style-name="T2">WR network</text:span></text:p>
        </draw:line>
        <draw:line draw:style-name="gr5" draw:text-style-name="P5" draw:layer="layout" svg:x1="8.41cm" svg:y1="6.5cm" svg:x2="8.41cm" svg:y2="7.9cm">
          <text:p/>
        </draw:line>
        <draw:line draw:style-name="gr5" draw:text-style-name="P5" draw:layer="layout" svg:x1="16.51cm" svg:y1="6.5cm" svg:x2="16.51cm" svg:y2="7.9cm">
          <text:p/>
        </draw:line>
        <draw:line draw:style-name="gr5" draw:text-style-name="P5" draw:layer="layout" svg:x1="12.61cm" svg:y1="6.5cm" svg:x2="12.61cm" svg:y2="7.9cm">
          <text:p/>
        </draw:line>
        <draw:line draw:style-name="gr6" draw:text-style-name="P6" draw:layer="layout" svg:x1="5.71cm" svg:y1="5.6cm" svg:x2="6.81cm" svg:y2="5.6cm">
          <text:p/>
        </draw:line>
        <draw:line draw:style-name="gr7" draw:text-style-name="P6" draw:layer="layout" svg:x1="7.71cm" svg:y1="4.9cm" svg:x2="7.71cm" svg:y2="3.7cm">
          <text:p/>
        </draw:line>
        <draw:line draw:style-name="gr7" draw:text-style-name="P5" draw:layer="layout" svg:x1="9.71cm" svg:y1="4.9cm" svg:x2="9.71cm" svg:y2="3.7cm">
          <text:p/>
        </draw:line>
        <draw:line draw:style-name="gr8" draw:text-style-name="P7" draw:layer="layout" svg:x1="1.61cm" svg:y1="5.2cm" svg:x2="2.81cm" svg:y2="5.2cm">
          <text:p text:style-name="P1"><text:span text:style-name="T3">OTR</text:span></text:p>
        </draw:line>
        <draw:line draw:style-name="gr8" draw:text-style-name="P8" draw:layer="layout" svg:x1="5.5cm" svg:y1="2.5cm" svg:x2="9.21cm" svg:y2="2.5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71cm" svg:y1="5.6cm" svg:x2="2.81cm" svg:y2="5.6cm">
          <text:p text:style-name="P1"><text:span text:style-name="T5">ODL</text:span></text:p>
        </draw:line>
        <draw:line draw:style-name="gr10" draw:text-style-name="P5" draw:layer="layout" svg:x1="8.11cm" svg:y1="2.9cm" svg:x2="9.21cm" svg:y2="2.9cm">
          <text:p/>
        </draw:line>
        <draw:custom-shape draw:style-name="gr3" draw:text-style-name="P1" draw:layer="layout" svg:width="2.1cm" svg:height="1.5cm" svg:x="6.61cm" svg:y="2.2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51cm" svg:y1="3cm" svg:x2="6.61cm" svg:y2="3cm">
          <text:p text:style-name="P1"><text:span text:style-name="T5">ODL</text:span></text:p>
        </draw:line>
        <draw:line draw:style-name="gr11" draw:text-style-name="P5" draw:layer="layout" svg:x1="3.41cm" svg:y1="4.2cm" svg:x2="3.41cm" svg:y2="4.9cm">
          <text:p/>
        </draw:line>
        <draw:line draw:style-name="gr11" draw:text-style-name="P5" draw:layer="layout" svg:x1="3.26cm" svg:y1="4.199cm" svg:x2="3.26cm" svg:y2="4.899cm">
          <text:p/>
        </draw:line>
        <draw:line draw:style-name="gr11" draw:text-style-name="P5" draw:layer="layout" svg:x1="7.06cm" svg:y1="1.5cm" svg:x2="7.06cm" svg:y2="2.2cm">
          <text:p/>
        </draw:line>
        <draw:line draw:style-name="gr11" draw:text-style-name="P5" draw:layer="layout" svg:x1="6.91cm" svg:y1="1.499cm" svg:x2="6.91cm" svg:y2="2.199cm">
          <text:p/>
        </draw:line>
        <draw:line draw:style-name="gr11" draw:text-style-name="P5" draw:layer="layout" svg:x1="9.91cm" svg:y1="1.5cm" svg:x2="9.91cm" svg:y2="2.2cm">
          <text:p/>
        </draw:line>
        <draw:line draw:style-name="gr11" draw:text-style-name="P5" draw:layer="layout" svg:x1="9.76cm" svg:y1="1.499cm" svg:x2="9.76cm" svg:y2="2.199cm">
          <text:p/>
        </draw:line>
        <draw:line draw:style-name="gr12" draw:text-style-name="P6" draw:layer="layout" svg:x1="12.01cm" svg:y1="3.7cm" svg:x2="12.01cm" svg:y2="4.9cm">
          <text:p/>
        </draw:line>
        <draw:line draw:style-name="gr12" draw:text-style-name="P6" draw:layer="layout" svg:x1="12.71cm" svg:y1="4.3cm" svg:x2="12.71cm" svg:y2="4.9cm">
          <text:p/>
        </draw:line>
        <draw:frame draw:style-name="gr13" draw:text-style-name="P9" draw:layer="layout" svg:width="1.4cm" svg:height="0.645cm" svg:x="12.11cm" svg:y="3.8cm">
          <draw:text-box>
            <text:p><text:span text:style-name="T5">MPS</text:span></text:p>
          </draw:text-box>
        </draw:frame>
        <draw:line draw:style-name="gr12" draw:text-style-name="P6" draw:layer="layout" svg:x1="13.71cm" svg:y1="4.9cm" svg:x2="13.71cm" svg:y2="4.3cm">
          <text:p/>
        </draw:line>
        <draw:frame draw:style-name="gr13" draw:text-style-name="P9" draw:layer="layout" svg:width="3.4cm" svg:height="0.645cm" svg:x="13.21cm" svg:y="3.755cm">
          <draw:text-box>
            <text:p><text:span text:style-name="T5">Kicker ignition</text:span></text:p>
          </draw:text-box>
        </draw:frame>
        <draw:line draw:style-name="gr12" draw:text-style-name="P6" draw:layer="layout" svg:x1="12.56cm" svg:y1="4.299cm" svg:x2="12.56cm" svg:y2="4.899cm">
          <text:p/>
        </draw:line>
        <draw:line draw:style-name="gr12" draw:text-style-name="P6" draw:layer="layout" svg:x1="11.41cm" svg:y1="4.3cm" svg:x2="11.41cm" svg:y2="4.9cm">
          <text:p/>
        </draw:line>
        <draw:frame draw:style-name="gr13" draw:text-style-name="P9" draw:layer="layout" svg:width="1.4cm" svg:height="0.645cm" svg:x="10.81cm" svg:y="3.755cm">
          <draw:text-box>
            <text:p><text:span text:style-name="T5">SM</text:span></text:p>
          </draw:text-box>
        </draw:frame>
        <draw:line draw:style-name="gr12" draw:text-style-name="P6" draw:layer="layout" svg:x1="7.11cm" svg:y1="4.3cm" svg:x2="7.11cm" svg:y2="4.9cm">
          <text:p/>
        </draw:line>
        <draw:frame draw:style-name="gr13" draw:text-style-name="P9" draw:layer="layout" svg:width="1.4cm" svg:height="0.645cm" svg:x="6.51cm" svg:y="3.755cm">
          <draw:text-box>
            <text:p><text:span text:style-name="T5">SM</text:span></text:p>
          </draw:text-box>
        </draw:frame>
        <draw:line draw:style-name="gr12" draw:text-style-name="P6" draw:layer="layout" svg:x1="7.81cm" svg:y1="1.6cm" svg:x2="7.81cm" svg:y2="2.2cm">
          <text:p/>
        </draw:line>
        <draw:frame draw:style-name="gr13" draw:text-style-name="P9" draw:layer="layout" svg:width="1.3cm" svg:height="0.645cm" svg:x="7.31cm" svg:y="1.1cm">
          <draw:text-box>
            <text:p><text:span text:style-name="T5">SM</text:span></text:p>
          </draw:text-box>
        </draw:frame>
        <draw:line draw:style-name="gr12" draw:text-style-name="P6" draw:layer="layout" svg:x1="10.91cm" svg:y1="1.6cm" svg:x2="10.91cm" svg:y2="2.2cm">
          <text:p/>
        </draw:line>
        <draw:frame draw:style-name="gr13" draw:text-style-name="P9" draw:layer="layout" svg:width="1.3cm" svg:height="0.645cm" svg:x="10.51cm" svg:y="1cm">
          <draw:text-box>
            <text:p><text:span text:style-name="T5">SM</text:span></text:p>
          </draw:text-box>
        </draw:frame>
        <draw:frame draw:style-name="gr13" draw:text-style-name="P9" draw:layer="layout" svg:width="1.7cm" svg:height="0.645cm" svg:x="6.21cm" svg:y="1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9.11cm" svg:y="1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2.61cm" svg:y="3.655cm">
          <draw:text-box>
            <text:p><text:span text:style-name="T5">BuTiS</text:span></text:p>
          </draw:text-box>
        </draw:frame>
        <draw:frame draw:style-name="gr14" draw:text-style-name="P9" draw:layer="layout" svg:width="1.5cm" svg:height="1.35cm" svg:x="5.51cm" svg:y="5.6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7.61cm" svg:y="3.85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9.61cm" svg:y="3.8cm">
          <draw:text-box>
            <text:p><text:span text:style-name="T5">SCU bus</text:span></text:p>
          </draw:text-box>
        </draw:frame>
        <draw:custom-shape draw:style-name="gr2" draw:text-style-name="P3" draw:layer="layout" svg:width="2.9cm" svg:height="1.6cm" svg:x="3cm" svg:y="12.3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7cm" svg:y="12.3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3cm" svg:y="12.3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5.1cm" svg:y="12.3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4cm" svg:y="9.6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5cm" svg:y1="15.3cm" svg:x2="20.59cm" svg:y2="15.3cm">
          <text:p><text:span text:style-name="T2">WR network</text:span></text:p>
        </draw:line>
        <draw:line draw:style-name="gr5" draw:text-style-name="P5" draw:layer="layout" svg:x1="8.6cm" svg:y1="13.9cm" svg:x2="8.6cm" svg:y2="15.3cm">
          <text:p/>
        </draw:line>
        <draw:line draw:style-name="gr5" draw:text-style-name="P5" draw:layer="layout" svg:x1="16.7cm" svg:y1="13.9cm" svg:x2="16.7cm" svg:y2="15.3cm">
          <text:p/>
        </draw:line>
        <draw:line draw:style-name="gr5" draw:text-style-name="P5" draw:layer="layout" svg:x1="12.8cm" svg:y1="13.9cm" svg:x2="12.8cm" svg:y2="15.3cm">
          <text:p/>
        </draw:line>
        <draw:line draw:style-name="gr6" draw:text-style-name="P6" draw:layer="layout" svg:x1="5.9cm" svg:y1="13cm" svg:x2="7cm" svg:y2="13cm">
          <text:p/>
        </draw:line>
        <draw:line draw:style-name="gr7" draw:text-style-name="P6" draw:layer="layout" svg:x1="7.9cm" svg:y1="12.3cm" svg:x2="7.9cm" svg:y2="11.1cm">
          <text:p/>
        </draw:line>
        <draw:line draw:style-name="gr7" draw:text-style-name="P5" draw:layer="layout" svg:x1="9.9cm" svg:y1="12.3cm" svg:x2="9.9cm" svg:y2="11.1cm">
          <text:p/>
        </draw:line>
        <draw:line draw:style-name="gr8" draw:text-style-name="P7" draw:layer="layout" svg:x1="1.8cm" svg:y1="12.6cm" svg:x2="3cm" svg:y2="12.6cm">
          <text:p text:style-name="P1"><text:span text:style-name="T3">OTR</text:span></text:p>
        </draw:line>
        <draw:line draw:style-name="gr8" draw:text-style-name="P8" draw:layer="layout" svg:x1="5.6cm" svg:y1="9.9cm" svg:x2="9.4cm" svg:y2="9.9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9cm" svg:y1="13cm" svg:x2="3cm" svg:y2="13cm">
          <text:p text:style-name="P1"><text:span text:style-name="T5">ODL</text:span></text:p>
        </draw:line>
        <draw:line draw:style-name="gr10" draw:text-style-name="P5" draw:layer="layout" svg:x1="8.3cm" svg:y1="10.3cm" svg:x2="9.4cm" svg:y2="10.3cm">
          <text:p/>
        </draw:line>
        <draw:custom-shape draw:style-name="gr3" draw:text-style-name="P1" draw:layer="layout" svg:width="2.1cm" svg:height="1.5cm" svg:x="6.8cm" svg:y="9.6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7cm" svg:y1="10.4cm" svg:x2="6.8cm" svg:y2="10.4cm">
          <text:p text:style-name="P1"><text:span text:style-name="T5">ODL</text:span></text:p>
        </draw:line>
        <draw:line draw:style-name="gr11" draw:text-style-name="P5" draw:layer="layout" svg:x1="3.6cm" svg:y1="11.6cm" svg:x2="3.6cm" svg:y2="12.3cm">
          <text:p/>
        </draw:line>
        <draw:line draw:style-name="gr11" draw:text-style-name="P5" draw:layer="layout" svg:x1="3.45cm" svg:y1="11.599cm" svg:x2="3.45cm" svg:y2="12.299cm">
          <text:p/>
        </draw:line>
        <draw:line draw:style-name="gr11" draw:text-style-name="P5" draw:layer="layout" svg:x1="7.25cm" svg:y1="8.9cm" svg:x2="7.25cm" svg:y2="9.6cm">
          <text:p/>
        </draw:line>
        <draw:line draw:style-name="gr11" draw:text-style-name="P5" draw:layer="layout" svg:x1="7.1cm" svg:y1="8.899cm" svg:x2="7.1cm" svg:y2="9.599cm">
          <text:p/>
        </draw:line>
        <draw:line draw:style-name="gr11" draw:text-style-name="P5" draw:layer="layout" svg:x1="10.1cm" svg:y1="8.9cm" svg:x2="10.1cm" svg:y2="9.6cm">
          <text:p/>
        </draw:line>
        <draw:line draw:style-name="gr11" draw:text-style-name="P5" draw:layer="layout" svg:x1="9.95cm" svg:y1="8.899cm" svg:x2="9.95cm" svg:y2="9.599cm">
          <text:p/>
        </draw:line>
        <draw:line draw:style-name="gr12" draw:text-style-name="P6" draw:layer="layout" svg:x1="12.2cm" svg:y1="11.1cm" svg:x2="12.2cm" svg:y2="12.3cm">
          <text:p/>
        </draw:line>
        <draw:line draw:style-name="gr12" draw:text-style-name="P6" draw:layer="layout" svg:x1="12.9cm" svg:y1="11.7cm" svg:x2="12.9cm" svg:y2="12.3cm">
          <text:p/>
        </draw:line>
        <draw:frame draw:style-name="gr13" draw:text-style-name="P9" draw:layer="layout" svg:width="1.4cm" svg:height="0.645cm" svg:x="12.3cm" svg:y="11.2cm">
          <draw:text-box>
            <text:p><text:span text:style-name="T5">MPS</text:span></text:p>
          </draw:text-box>
        </draw:frame>
        <draw:line draw:style-name="gr12" draw:text-style-name="P6" draw:layer="layout" svg:x1="13.9cm" svg:y1="12.3cm" svg:x2="13.9cm" svg:y2="11.7cm">
          <text:p/>
        </draw:line>
        <draw:frame draw:style-name="gr13" draw:text-style-name="P9" draw:layer="layout" svg:width="3.4cm" svg:height="0.645cm" svg:x="13.4cm" svg:y="11.155cm">
          <draw:text-box>
            <text:p><text:span text:style-name="T5">Kicker ignition</text:span></text:p>
          </draw:text-box>
        </draw:frame>
        <draw:line draw:style-name="gr12" draw:text-style-name="P6" draw:layer="layout" svg:x1="12.75cm" svg:y1="11.699cm" svg:x2="12.75cm" svg:y2="12.299cm">
          <text:p/>
        </draw:line>
        <draw:line draw:style-name="gr12" draw:text-style-name="P6" draw:layer="layout" svg:x1="11.6cm" svg:y1="11.7cm" svg:x2="11.6cm" svg:y2="12.3cm">
          <text:p/>
        </draw:line>
        <draw:frame draw:style-name="gr13" draw:text-style-name="P9" draw:layer="layout" svg:width="1.4cm" svg:height="0.645cm" svg:x="11cm" svg:y="11.155cm">
          <draw:text-box>
            <text:p><text:span text:style-name="T5">SM</text:span></text:p>
          </draw:text-box>
        </draw:frame>
        <draw:line draw:style-name="gr12" draw:text-style-name="P6" draw:layer="layout" svg:x1="7.3cm" svg:y1="11.7cm" svg:x2="7.3cm" svg:y2="12.3cm">
          <text:p/>
        </draw:line>
        <draw:frame draw:style-name="gr13" draw:text-style-name="P9" draw:layer="layout" svg:width="1.4cm" svg:height="0.645cm" svg:x="6.7cm" svg:y="11.155cm">
          <draw:text-box>
            <text:p><text:span text:style-name="T5">SM</text:span></text:p>
          </draw:text-box>
        </draw:frame>
        <draw:line draw:style-name="gr12" draw:text-style-name="P6" draw:layer="layout" svg:x1="8cm" svg:y1="9cm" svg:x2="8cm" svg:y2="9.6cm">
          <text:p/>
        </draw:line>
        <draw:frame draw:style-name="gr13" draw:text-style-name="P9" draw:layer="layout" svg:width="1.3cm" svg:height="0.645cm" svg:x="7.5cm" svg:y="8.5cm">
          <draw:text-box>
            <text:p><text:span text:style-name="T5">SM</text:span></text:p>
          </draw:text-box>
        </draw:frame>
        <draw:line draw:style-name="gr12" draw:text-style-name="P6" draw:layer="layout" svg:x1="11.1cm" svg:y1="9cm" svg:x2="11.1cm" svg:y2="9.6cm">
          <text:p/>
        </draw:line>
        <draw:frame draw:style-name="gr13" draw:text-style-name="P9" draw:layer="layout" svg:width="1.3cm" svg:height="0.645cm" svg:x="10.7cm" svg:y="8.4cm">
          <draw:text-box>
            <text:p><text:span text:style-name="T5">SM</text:span></text:p>
          </draw:text-box>
        </draw:frame>
        <draw:frame draw:style-name="gr13" draw:text-style-name="P9" draw:layer="layout" svg:width="1.7cm" svg:height="0.645cm" svg:x="6.4cm" svg:y="8.4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9.3cm" svg:y="8.4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2.8cm" svg:y="11.055cm">
          <draw:text-box>
            <text:p><text:span text:style-name="T5">BuTiS</text:span></text:p>
          </draw:text-box>
        </draw:frame>
        <draw:frame draw:style-name="gr14" draw:text-style-name="P9" draw:layer="layout" svg:width="1.5cm" svg:height="1.35cm" svg:x="5.7cm" svg:y="13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7.8cm" svg:y="11.25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9.8cm" svg:y="11.2cm">
          <draw:text-box>
            <text:p><text:span text:style-name="T5">SCU bus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